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780000004384A6C0ED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8953in" draw:z-index="0"><draw:image xlink:href="Pictures/1000000000000780000004384A6C0E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tin </meta:initial-creator>
    <meta:creation-date>2014-11-24T17:51:30</meta:creation-date>
    <dc:date>2014-11-24T17:53:12</dc:date>
    <dc:creator>Nitin 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_64 LibreOffice_project/350m1$Build-202</meta:generator>
  </office:meta>
</office:document-meta>
</file>